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1-12T11:32:05.831999955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1-12T11:32:05.831999955">12/01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4"/>
        <text:p text:style-name="P18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7">Votre dossier repassera en commission ultérieurement et vous recevrez une nouvelle convocation.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1-12T11:32:05.614000000</dc:date>
    <dc:creator>linda baitech</dc:creator>
    <meta:editing-duration>PT6H1M28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103" meta:character-count="701" meta:non-whitespace-character-count="594"/>
  </office:meta>
</office:document-meta>
</file>